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, por inspección visual se “asume” que todos los “ASDM_UID “ poseen el mismo fov independiente del “Field” asociado que posea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 “FREQUENCY_RESOLUTION”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Mejoras de Desempeño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- Achicar la cantidad de filas de input.csv (archivo generado despues de AWK-aun por hacer, por mientras hay uno de prueba-), eliminando las filas que contienen datos repetidos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23-08-2014</text:date>, <text:time>19:0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23T19:00:42</dc:date>
    <meta:editing-duration>PT5H1M38S</meta:editing-duration>
    <meta:editing-cycles>42</meta:editing-cycles>
    <meta:generator>OpenOffice/4.1.0$Unix OpenOffice.org_project/410m18$Build-9764</meta:generator>
    <meta:document-statistic meta:table-count="3" meta:cell-count="114" meta:object-count="0"/>
  </office:meta>
</office:document-meta>
</file>